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fo:background-color="#ccccff"/>
    </style:style>
    <style:style style:name="P2" style:family="paragraph" style:parent-style-name="Table_20_Contents">
      <style:text-properties officeooo:paragraph-rsid="001a1f34" fo:background-color="#ccccff"/>
    </style:style>
    <style:style style:name="P3" style:family="paragraph" style:parent-style-name="Table_20_Contents">
      <style:text-properties officeooo:paragraph-rsid="001fffea" fo:background-color="#ccccff"/>
    </style:style>
    <style:style style:name="P4" style:family="paragraph" style:parent-style-name="Table_20_Contents">
      <style:text-properties officeooo:paragraph-rsid="001a1f34"/>
    </style:style>
    <style:style style:name="P5" style:family="paragraph" style:parent-style-name="Table_20_Contents">
      <style:text-properties officeooo:rsid="001469d0" officeooo:paragraph-rsid="001469d0"/>
    </style:style>
    <style:style style:name="P6" style:family="paragraph" style:parent-style-name="Table_20_Contents">
      <style:text-properties officeooo:rsid="001469d0" officeooo:paragraph-rsid="001a1f34"/>
    </style:style>
    <style:style style:name="P7" style:family="paragraph" style:parent-style-name="Table_20_Contents">
      <style:text-properties officeooo:rsid="001469d0" officeooo:paragraph-rsid="001fffea"/>
    </style:style>
    <style:style style:name="P8" style:family="paragraph" style:parent-style-name="Table_20_Contents">
      <style:text-properties officeooo:paragraph-rsid="001fffea"/>
    </style:style>
    <style:style style:name="P9" style:family="paragraph" style:parent-style-name="Standard">
      <style:text-properties officeooo:paragraph-rsid="00128e8e"/>
    </style:style>
    <style:style style:name="P10" style:family="paragraph" style:parent-style-name="Standard">
      <style:text-properties officeooo:rsid="00128e8e" officeooo:paragraph-rsid="00128e8e"/>
    </style:style>
    <style:style style:name="P11" style:family="paragraph" style:parent-style-name="Standard">
      <style:text-properties officeooo:rsid="00128e8e" officeooo:paragraph-rsid="001a1f34"/>
    </style:style>
    <style:style style:name="P12" style:family="paragraph" style:parent-style-name="Standard">
      <style:text-properties officeooo:rsid="00128e8e" officeooo:paragraph-rsid="001fffea"/>
    </style:style>
    <style:style style:name="P13" style:family="paragraph" style:parent-style-name="Standard">
      <style:text-properties officeooo:rsid="00128e8e" officeooo:paragraph-rsid="0028d12e"/>
    </style:style>
    <style:style style:name="P14" style:family="paragraph" style:parent-style-name="Standard">
      <style:text-properties officeooo:rsid="001fffea" officeooo:paragraph-rsid="001fffea"/>
    </style:style>
    <style:style style:name="P15" style:family="paragraph" style:parent-style-name="Standard">
      <style:text-properties officeooo:rsid="00128e8e" officeooo:paragraph-rsid="0037f45d" fo:background-color="transparent"/>
    </style:style>
    <style:style style:name="P16" style:family="paragraph" style:parent-style-name="Standard">
      <style:text-properties officeooo:rsid="00128e8e" fo:background-color="#ffff00"/>
    </style:style>
    <style:style style:name="P17" style:family="paragraph" style:parent-style-name="Standard">
      <style:text-properties officeooo:rsid="0020cdab"/>
    </style:style>
    <style:style style:name="P18" style:family="paragraph" style:parent-style-name="Standard">
      <style:paragraph-properties fo:break-before="column"/>
      <style:text-properties officeooo:rsid="00128e8e" officeooo:paragraph-rsid="001a1f34"/>
    </style:style>
    <style:style style:name="P19" style:family="paragraph" style:parent-style-name="Text_20_body">
      <style:text-properties officeooo:rsid="002196be" officeooo:paragraph-rsid="002196be"/>
    </style:style>
    <style:style style:name="P20" style:family="paragraph" style:parent-style-name="Text_20_body">
      <style:text-properties officeooo:rsid="003689f5" officeooo:paragraph-rsid="003689f5" fo:background-color="transparent"/>
    </style:style>
    <style:style style:name="P21" style:family="paragraph" style:parent-style-name="Attendu">
      <style:text-properties officeooo:rsid="00220c0c"/>
    </style:style>
    <style:style style:name="P22" style:family="paragraph" style:parent-style-name="Attendu">
      <style:text-properties officeooo:rsid="002196be"/>
    </style:style>
    <style:style style:name="P23" style:family="paragraph" style:parent-style-name="Attendu">
      <style:text-properties officeooo:rsid="002196be" officeooo:paragraph-rsid="0028d12e"/>
    </style:style>
    <style:style style:name="P24" style:family="paragraph" style:parent-style-name="Test">
      <style:text-properties fo:background-color="#ffff00"/>
    </style:style>
    <style:style style:name="P25" style:family="paragraph" style:parent-style-name="Standard">
      <style:text-properties officeooo:rsid="003e18ab"/>
    </style:style>
    <style:style style:name="P26" style:family="paragraph" style:parent-style-name="Standard">
      <style:text-properties officeooo:rsid="00128e8e" officeooo:paragraph-rsid="0028d12e"/>
    </style:style>
    <style:style style:name="P27" style:family="paragraph" style:parent-style-name="Heading_20_1">
      <style:text-properties officeooo:rsid="001c41f7"/>
    </style:style>
    <style:style style:name="P28" style:family="paragraph" style:parent-style-name="Heading_20_1">
      <style:text-properties officeooo:rsid="001c41f7" officeooo:paragraph-rsid="001fffea"/>
    </style:style>
    <style:style style:name="P29" style:family="paragraph" style:parent-style-name="Heading_20_1">
      <style:text-properties officeooo:rsid="001dbc52"/>
    </style:style>
    <style:style style:name="P30" style:family="paragraph" style:parent-style-name="Heading_20_1">
      <style:text-properties officeooo:rsid="001dbc52" officeooo:paragraph-rsid="0028d12e"/>
    </style:style>
    <style:style style:name="T1" style:family="text">
      <style:text-properties officeooo:rsid="00128e8e"/>
    </style:style>
    <style:style style:name="T2" style:family="text">
      <style:text-properties officeooo:rsid="001580c6"/>
    </style:style>
    <style:style style:name="T3" style:family="text">
      <style:text-properties officeooo:rsid="001c41f7"/>
    </style:style>
    <style:style style:name="T4" style:family="text">
      <style:text-properties officeooo:rsid="001fe868"/>
    </style:style>
    <style:style style:name="T5" style:family="text">
      <style:text-properties officeooo:rsid="001fffea"/>
    </style:style>
    <style:style style:name="T6" style:family="text">
      <style:text-properties officeooo:rsid="0020cdab"/>
    </style:style>
    <style:style style:name="T7" style:family="text">
      <style:text-properties officeooo:rsid="002c0592"/>
    </style:style>
    <style:style style:name="T8" style:family="text">
      <style:text-properties officeooo:rsid="0036d592"/>
    </style:style>
    <style:style style:name="T9" style:family="text">
      <style:text-properties officeooo:rsid="0039f358"/>
    </style:style>
    <style:style style:name="T10" style:family="text">
      <style:text-properties officeooo:rsid="004104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HTML_SINGLE]" text:name="V_HTMLSINGLE"/>
        <text:user-field-decl office:value-type="string" office:string-value="[V_TITLE]" text:name="V_TITLE"/>
        <text:user-field-decl office:value-type="string" office:string-value="[V_HTML_MULTI]" text:name="V_HTMLMULTI"/>
        <text:user-field-decl office:value-type="string" office:string-value="[V_TEXT_ARRAY]" text:name="V_TEXTARRAY"/>
      </text:user-field-decls>
      <text:p text:style-name="P9"><text:span text:style-name="T1">Test simple </text:span><text:span text:style-name="T3">htmltext</text:span><text:span text:style-name="T1"> : </text:span><text:span text:style-name="T2"><text:user-field-get text:name="V_TITLE">[V_TITLE]</text:user-field-get></text:span></text:p>
      <text:p text:style-name="P10"/>
      <text:h text:style-name="P27" text:outline-level="1">Test simple Html dans paragraphe seul</text:h>
      <text:p text:style-name="P21">Le texte avec 3 lignes doit apparaître avec de l'italique et du gras</text:p>
      <text:p text:style-name="P10"><text:user-field-get text:name="V_HTMLSINGLE">[V_HTML_SINGLE]</text:user-field-get></text:p>
      <text:h text:style-name="P29" text:outline-level="1">Test Style</text:h>
      <text:p text:style-name="P22">Le style est ignoré pour les type htmltext <text:span text:style-name="T7">lorsque la clef est seule dans le paragraphe</text:span></text:p>
      <text:p text:style-name="Test"><text:user-field-get text:name="V_HTMLSINGLE">[V_HTML_SINGLE]</text:user-field-get><text:span text:style-name="T10"> no text here</text:span></text:p>
      <text:p text:style-name="P13"/>
      <text:p text:style-name="P1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ttendu" style:family="paragraph" style:parent-style-name="Text_20_body">
      <style:text-properties fo:color="#808080"/>
    </style:style>
    <style:style style:name="Frame_20_contents" style:display-name="Frame contents" style:family="paragraph" style:parent-style-name="Text_20_body" style:class="extra"/>
    <style:style style:name="Test" style:family="paragraph" style:parent-style-name="Standard" style:class="text">
      <style:text-properties fo:color="#008000" style:font-name="Courier New" fo:font-size="20pt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#ffcc99" style:background-transparency="0%" fo:padding="0.15cm" fo:border="0.06pt solid #000000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2-21T13:53:40</meta:creation-date>
    <meta:generator>LibreOffice/3.6$Linux_x86 LibreOffice_project/360m1$Build-2</meta:generator>
    <dc:date>2012-11-23T10:21:56</dc:date>
    <dc:creator>Éric Brison</dc:creator>
    <meta:editing-duration>PT14H2M59S</meta:editing-duration>
    <meta:editing-cycles>48</meta:editing-cycles>
    <meta:document-statistic meta:table-count="0" meta:image-count="0" meta:object-count="0" meta:page-count="1" meta:paragraph-count="7" meta:word-count="47" meta:character-count="277" meta:non-whitespace-character-count="237"/>
  </office:meta>
</office:document-meta>
</file>